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" svg:font-family="Pericles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Pericles" fo:font-weight="bold" style:font-weight-asian="bold" style:font-weight-complex="bold"/>
    </style:style>
    <style:style style:name="P2" style:family="paragraph" style:parent-style-name="Standard">
      <style:text-properties style:font-name="Pericles" fo:font-weight="normal" style:font-weight-asian="normal" style:font-weight-complex="normal"/>
    </style:style>
    <style:style style:name="P3" style:family="paragraph" style:parent-style-name="Standard">
      <style:text-properties style:font-name="Pericles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Pericles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Pericles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Pericles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2">
      <style:text-properties style:font-name="Pericles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2">
      <style:text-properties style:font-name="Pericles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Standard" style:list-style-name="L3">
      <style:text-properties style:font-name="Pericle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 style:list-style-name="L1"/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style:font-name="Pericles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Pericles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ot Threads and Ideas</text:p>
      <text:p text:style-name="P1"/>
      <text:p text:style-name="P3"><text:span text:style-name="T2">Calendar</text:span> – When the group fought the undead in the cave, It was <text:span text:style-name="T2">DAY 81, </text:span>the 25<text:span text:style-name="T1">th</text:span> of Vidra.</text:p>
      <text:p text:style-name="P3"/>
      <text:p text:style-name="P3"/>
      <text:p text:style-name="P4">Cividi Delegation</text:p>
      <text:p text:style-name="P3"/>
      <text:p text:style-name="P3"><text:span text:style-name="T2">Situation</text:span> – A Cividan delegation arrives in Thelod just after they liberated themselves from Nikomedes. They bring aid and an offer of friendship, but what are their motives?</text:p>
      <text:p text:style-name="P3"/>
      <text:p text:style-name="P4">Timing</text:p>
      <text:list xml:id="list2533532309223058684" text:style-name="L1">
        <text:list-item>
          <text:p text:style-name="P10"><text:span text:style-name="T6">Day 87</text:span><text:span text:style-name="T5"> – Starts just before heroes are ready to leave the island</text:span></text:p>
        </text:list-item>
        <text:list-item>
          <text:p text:style-name="P10"><text:span text:style-name="T6">Day 101</text:span><text:span text:style-name="T5"> – Mission lasts a couple of weeks and an makeshift embassy is established</text:span></text:p>
        </text:list-item>
        <text:list-item>
          <text:p text:style-name="P10"><text:span text:style-name="T6">Day 160</text:span><text:span text:style-name="T5"> – Cividad “invites” Thelod to join the empire???</text:span></text:p>
        </text:list-item>
        <text:list-item>
          <text:p text:style-name="P10"><text:span text:style-name="T6">Day 180</text:span><text:span text:style-name="T5"> – Theyd objects and threatens to intervene</text:span></text:p>
        </text:list-item>
      </text:list>
      <text:p text:style-name="P3"/>
      <text:p text:style-name="P4">Characters</text:p>
      <text:list xml:id="list7057894821844331825" text:style-name="L2">
        <text:list-item>
          <text:p text:style-name="P7"><text:span text:style-name="T3">Antonius</text:span> – The head of the Cividad mission</text:p>
          <text:list>
            <text:list-item>
              <text:p text:style-name="P7">Good diplomat and trader</text:p>
            </text:list-item>
            <text:list-item>
              <text:p text:style-name="P7">Believes in the superiority of Cividad cilivization</text:p>
            </text:list-item>
            <text:list-item>
              <text:p text:style-name="P7">Shows deference to elves</text:p>
            </text:list-item>
            <text:list-item>
              <text:p text:style-name="P7">Is here to aid the Thelodans, and establish a mission/embassy</text:p>
            </text:list-item>
          </text:list>
        </text:list-item>
        <text:list-item>
          <text:p text:style-name="P7"><text:span text:style-name="T3">Lucius</text:span> – Doctor/apothecary for the mission</text:p>
          <text:list>
            <text:list-item>
              <text:p text:style-name="P7">Decent doctor and alchemist</text:p>
            </text:list-item>
            <text:list-item>
              <text:p text:style-name="P7">A possible contact for the party</text:p>
            </text:list-item>
          </text:list>
        </text:list-item>
        <text:list-item>
          <text:p text:style-name="P8">Elder Agape</text:p>
          <text:list>
            <text:list-item>
              <text:p text:style-name="P7">Might see an alliance with Cividi as a way to further her power play</text:p>
            </text:list-item>
          </text:list>
        </text:list-item>
        <text:list-item>
          <text:p text:style-name="P8">Emperor Lex Domitian</text:p>
          <text:list>
            <text:list-item>
              <text:p text:style-name="P8"><text:span text:style-name="T8">Not personally involved, but I am sure his name will be invoked</text:span></text:p>
            </text:list-item>
          </text:list>
        </text:list-item>
      </text:list>
      <text:p text:style-name="P3"/>
      <text:p text:style-name="P4">Interesting Bits</text:p>
      <text:list xml:id="list5883476028887304149" text:style-name="L3">
        <text:list-item>
          <text:p text:style-name="P9">The reason the Cividi are here so soon is because <text:span text:style-name="T4">Livia of Cividi</text:span>, Oracle of Cancri, saw the liberation of Thelod and directed the Emperor to send his mission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" svg:font-family="Pericles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16T13:15:34.17</meta:creation-date>
    <meta:editing-duration>PT1H29M13S</meta:editing-duration>
    <meta:editing-cycles>3</meta:editing-cycles>
    <meta:generator>OpenOffice/4.1.3$Win32 OpenOffice.org_project/413m1$Build-9783</meta:generator>
    <meta:initial-creator>Chris Magoun</meta:initial-creator>
    <dc:date>2017-09-16T14:44:57.72</dc:date>
    <dc:creator>Chris Magoun</dc:creator>
    <meta:document-statistic meta:table-count="0" meta:image-count="0" meta:object-count="0" meta:page-count="1" meta:paragraph-count="24" meta:word-count="230" meta:character-count="1226"/>
  </office:meta>
</office:document-meta>
</file>